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 style:list-style-name="L2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u ska generera ett quiz med <text:span text:style-name="Strong_20_Emphasis">1000 frågor om musik</text:span>. Följ dessa regler noggrant:</text:p>
      <text:p text:style-name="Text_20_body">📌 Kategorier och underkategorier att använda i frågorna</text:p>
      <text:p text:style-name="Text_20_body"><text:span text:style-name="Emphasis">(OBS: ska inte stå i CSV-kolumnen, bara användas som inspiration för att skapa variation i frågorna)</text:span></text:p>
      <text:list text:style-name="L1">
        <text:list-item>
          <text:p text:style-name="P1"><text:span text:style-name="Strong_20_Emphasis">Allmän musikkunskap</text:span></text:p>
          <text:list>
            <text:list-item>
              <text:p text:style-name="P1">Musikens historia</text:p>
            </text:list-item>
            <text:list-item>
              <text:p text:style-name="P1">Världskända kompositörer och låtskrivare</text:p>
            </text:list-item>
            <text:list-item>
              <text:p text:style-name="P1">Musikpriser (Grammy, Polarpriset, Eurovision m.m.)</text:p>
            </text:list-item>
          </text:list>
        </text:list-item>
        <text:list-item>
          <text:p text:style-name="P1"><text:span text:style-name="Strong_20_Emphasis">Genrer</text:span></text:p>
          <text:list>
            <text:list-item>
              <text:p text:style-name="P1">Rock &amp; hårdrock (klassisk rock, metal, punk)</text:p>
            </text:list-item>
            <text:list-item>
              <text:p text:style-name="P1">Pop &amp; dansmusik</text:p>
            </text:list-item>
            <text:list-item>
              <text:p text:style-name="P1">Hip-hop &amp; rap</text:p>
            </text:list-item>
            <text:list-item>
              <text:p text:style-name="P1">Jazz &amp; blues</text:p>
            </text:list-item>
            <text:list-item>
              <text:p text:style-name="P1">Elektronisk musik</text:p>
            </text:list-item>
            <text:list-item>
              <text:p text:style-name="P1">Country, folk &amp; världsmusik</text:p>
            </text:list-item>
          </text:list>
        </text:list-item>
        <text:list-item>
          <text:p text:style-name="P1"><text:span text:style-name="Strong_20_Emphasis">Instrument &amp; musikproduktion</text:span></text:p>
          <text:list>
            <text:list-item>
              <text:p text:style-name="P1">Klassiska instrument (piano, fiol, gitarr, blås)</text:p>
            </text:list-item>
            <text:list-item>
              <text:p text:style-name="P1">Moderna instrument (elgitarr, synthar, trummaskiner)</text:p>
            </text:list-item>
            <text:list-item>
              <text:p text:style-name="P1">Musikproduktion och studioteknik</text:p>
            </text:list-item>
          </text:list>
        </text:list-item>
        <text:list-item>
          <text:p text:style-name="P1"><text:span text:style-name="Strong_20_Emphasis">Artister &amp; band</text:span></text:p>
          <text:list>
            <text:list-item>
              <text:p text:style-name="P1">Svenska artister &amp; band (stort fokus här)</text:p>
            </text:list-item>
            <text:list-item>
              <text:p text:style-name="P1">Internationella legender</text:p>
            </text:list-item>
            <text:list-item>
              <text:p text:style-name="P1">Nutida stjärnor</text:p>
            </text:list-item>
            <text:list-item>
              <text:p text:style-name="P1">One hit wonders</text:p>
            </text:list-item>
          </text:list>
        </text:list-item>
        <text:list-item>
          <text:p text:style-name="P1"><text:span text:style-name="Strong_20_Emphasis">Låtar &amp; album</text:span></text:p>
          <text:list>
            <text:list-item>
              <text:p text:style-name="P1">Ikoniska låtar</text:p>
            </text:list-item>
            <text:list-item>
              <text:p text:style-name="P1">Berömda album</text:p>
            </text:list-item>
            <text:list-item>
              <text:p text:style-name="P1">Soundtracks &amp; filmmusik</text:p>
            </text:list-item>
          </text:list>
        </text:list-item>
        <text:list-item>
          <text:p text:style-name="P1"><text:span text:style-name="Strong_20_Emphasis">Musiktävlingar &amp; shower</text:span></text:p>
          <text:list>
            <text:list-item>
              <text:p text:style-name="P1">Eurovision Song Contest</text:p>
            </text:list-item>
            <text:list-item>
              <text:p text:style-name="P1">Melodifestivalen</text:p>
            </text:list-item>
            <text:list-item>
              <text:p text:style-name="P1">Idol, X Factor, The Voice</text:p>
            </text:list-item>
          </text:list>
        </text:list-item>
        <text:list-item>
          <text:p text:style-name="P1"><text:soft-page-break/><text:span text:style-name="Strong_20_Emphasis">Klassisk musik</text:span></text:p>
          <text:list>
            <text:list-item>
              <text:p text:style-name="P1">Berömda kompositörer (Mozart, Beethoven, Bach, Sibelius m.fl.)</text:p>
            </text:list-item>
            <text:list-item>
              <text:p text:style-name="P1">Kända verk och operor</text:p>
            </text:list-item>
            <text:list-item>
              <text:p text:style-name="P1">Dirigenter och orkestrar</text:p>
            </text:list-item>
          </text:list>
        </text:list-item>
        <text:list-item>
          <text:p text:style-name="P1"><text:span text:style-name="Strong_20_Emphasis">Svensk musikskatt</text:span></text:p>
          <text:list>
            <text:list-item>
              <text:p text:style-name="P1">ABBA och andra världsartister</text:p>
            </text:list-item>
            <text:list-item>
              <text:p text:style-name="P1">Svensktoppen &amp; folkparkstraditionen</text:p>
            </text:list-item>
            <text:list-item>
              <text:p text:style-name="P1">Jazz, visor och progg</text:p>
            </text:list-item>
          </text:list>
        </text:list-item>
        <text:list-item>
          <text:p text:style-name="P1"><text:span text:style-name="Strong_20_Emphasis">Musik och kultur</text:span></text:p>
          <text:list>
            <text:list-item>
              <text:p text:style-name="P1">Musik i filmer, serier och spel</text:p>
            </text:list-item>
            <text:list-item>
              <text:p text:style-name="P1">Kända musikcitat</text:p>
            </text:list-item>
            <text:list-item>
              <text:p text:style-name="P1">Musikens roll i samhälle &amp; politik</text:p>
            </text:list-item>
          </text:list>
        </text:list-item>
        <text:list-item>
          <text:p text:style-name="P1"><text:span text:style-name="Strong_20_Emphasis">Musik från olika delar av världen</text:span> <text:span text:style-name="Emphasis">(färre frågor här)</text:span></text:p>
        </text:list-item>
      </text:list>
      <text:p text:style-name="Text_20_body">📌 Regler</text:p>
      <text:list text:style-name="L2">
        <text:list-item>
          <text:p text:style-name="P2">Totalt antal frågor: <text:span text:style-name="Strong_20_Emphasis">1000</text:span></text:p>
          <text:list>
            <text:list-item>
              <text:p text:style-name="P2">Fler frågor åt <text:span text:style-name="Strong_20_Emphasis">svenska artister &amp; band</text:span> (kategori 4 &amp; 8).</text:p>
            </text:list-item>
            <text:list-item>
              <text:p text:style-name="P2">Färre frågor åt <text:span text:style-name="Strong_20_Emphasis">kategori 10 (musik från världen)</text:span>.</text:p>
            </text:list-item>
          </text:list>
        </text:list-item>
        <text:list-item>
          <text:p text:style-name="P2">Svårighetsgrad:</text:p>
          <text:list>
            <text:list-item>
              <text:p text:style-name="P2">Frågorna ska vara <text:span text:style-name="Strong_20_Emphasis">medel, medelsvåra och svåra</text:span>.</text:p>
            </text:list-item>
            <text:list-item>
              <text:p text:style-name="P2">Inga för lätta frågor. </text:p>
            </text:list-item>
            <text:list-item>
              <text:p text:style-name="P2">Svarert ska INTE vara utskrivet i FRÅGAN.</text:p>
            </text:list-item>
          </text:list>
        </text:list-item>
        <text:list-item>
          <text:p text:style-name="P2">Format och språk:</text:p>
          <text:list>
            <text:list-item>
              <text:p text:style-name="P2">Frågorna ska vara <text:span text:style-name="Strong_20_Emphasis">på svenska</text:span>.</text:p>
            </text:list-item>
            <text:list-item>
              <text:p text:style-name="P2">Varje fråga ska vara <text:span text:style-name="Strong_20_Emphasis">kortfattad och lättläst</text:span> (en mening).</text:p>
            </text:list-item>
            <text:list-item>
              <text:p text:style-name="P2">Alla frågor ska ha <text:span text:style-name="Strong_20_Emphasis">ett korrekt svar + tre trovärdiga men felaktiga svarsalternativ</text:span>.</text:p>
            </text:list-item>
            <text:list-item>
              <text:p text:style-name="P2">Inga frågor eller svar får vara <text:span text:style-name="Strong_20_Emphasis">dubletter</text:span>.</text:p>
            </text:list-item>
          </text:list>
        </text:list-item>
        <text:list-item>
          <text:p text:style-name="P2">Utdata ska sparas i CSV-format med följande kolumner:</text:p>
          <text:p text:style-name="P3"><text:span text:style-name="Source_20_Text">Kategori,Fråga,Rätt svar,Fel svar 1,Fel svar 2,Fel svar 3</text:span></text:p>
        </text:list-item>
        <text:list-item>
          <text:p text:style-name="P2"><text:span text:style-name="Strong_20_Emphasis">Kategori ska alltid vara “musik” i första kolumnen</text:span>.</text:p>
        </text:list-item>
      </text:list>
      <text:p text:style-name="Text_20_body">📌 Exempel på rad i CSV</text:p>
      <text:p text:style-name="P4"><text:span text:style-name="Source_20_Text">musik,Vilket år vann ABBA Eurovision med Waterloo?,1974,1976,1972,1978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0:30:43.514051500</meta:creation-date>
    <dc:date>2025-08-20T10:30:56.170785900</dc:date>
    <meta:editing-duration>PT13S</meta:editing-duration>
    <meta:editing-cycles>1</meta:editing-cycles>
    <meta:document-statistic meta:table-count="0" meta:image-count="0" meta:object-count="0" meta:page-count="2" meta:paragraph-count="62" meta:word-count="358" meta:character-count="2100" meta:non-whitespace-character-count="1858"/>
    <meta:generator>LibreOffice/25.2.4.3$Windows_X86_64 LibreOffice_project/33e196637044ead23f5c3226cde09b47731f7e27</meta:generator>
  </office:meta>
</office:document-meta>
</file>